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aco, 'Lucida Console', monospace"/>
    <style:font-face style:name="Helvetica Neue" svg:font-family="'Helvetica Neue', HelveticaNeue, Helvetica, Arial, sans-serif"/>
    <style:font-face style:name="Mangal1" svg:font-family="Mangal"/>
    <style:font-face style:name="Myriad Pro" svg:font-family="'Myriad Pro', Arial, sans-serif"/>
    <style:font-face style:name="Times New Roman1" svg:font-family="'Times New Roman'"/>
    <style:font-face style:name="Ubuntu" svg:font-family="Ubuntu, Helvetica, Arial, sans-serif"/>
    <style:font-face style:name="monospace" svg:font-family="monospace"/>
    <style:font-face style:name="source-code-pro" svg:font-family="source-code-pro, Consolas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813in" table:align="left"/>
    </style:style>
    <style:style style:name="Table1.A" style:family="table-column">
      <style:table-column-properties style:column-width="0.2694in"/>
    </style:style>
    <style:style style:name="Table1.B" style:family="table-column">
      <style:table-column-properties style:column-width="6.6118in"/>
    </style:style>
    <style:style style:name="Table1.1" style:family="table-row">
      <style:table-row-properties fo:background-color="#eeeeee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7097in" table:align="left"/>
    </style:style>
    <style:style style:name="Table2.A" style:family="table-column">
      <style:table-column-properties style:column-width="0.1778in"/>
    </style:style>
    <style:style style:name="Table2.B" style:family="table-column">
      <style:table-column-properties style:column-width="4.531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9701in" table:align="left"/>
    </style:style>
    <style:style style:name="Table3.A" style:family="table-column">
      <style:table-column-properties style:column-width="0.1778in"/>
    </style:style>
    <style:style style:name="Table3.B" style:family="table-column">
      <style:table-column-properties style:column-width="3.792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316in" table:align="left"/>
    </style:style>
    <style:style style:name="Table4.A" style:family="table-column">
      <style:table-column-properties style:column-width="0.1778in"/>
    </style:style>
    <style:style style:name="Table4.B" style:family="table-column">
      <style:table-column-properties style:column-width="2.138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7847in" table:align="left"/>
    </style:style>
    <style:style style:name="Table5.A" style:family="table-column">
      <style:table-column-properties style:column-width="0.1778in"/>
    </style:style>
    <style:style style:name="Table5.B" style:family="table-column">
      <style:table-column-properties style:column-width="3.606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5035in" table:align="left"/>
    </style:style>
    <style:style style:name="Table6.A" style:family="table-column">
      <style:table-column-properties style:column-width="0.2694in"/>
    </style:style>
    <style:style style:name="Table6.B" style:family="table-column">
      <style:table-column-properties style:column-width="3.23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5847in" table:align="left"/>
    </style:style>
    <style:style style:name="Table7.A" style:family="table-column">
      <style:table-column-properties style:column-width="0.2694in"/>
    </style:style>
    <style:style style:name="Table7.B" style:family="table-column">
      <style:table-column-properties style:column-width="2.315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4021in" table:align="left"/>
    </style:style>
    <style:style style:name="Table8.A" style:family="table-column">
      <style:table-column-properties style:column-width="0.2694in"/>
    </style:style>
    <style:style style:name="Table8.B" style:family="table-column">
      <style:table-column-properties style:column-width="0.132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0.2694in"/>
    </style:style>
    <style:style style:name="Table9.B" style:family="table-column">
      <style:table-column-properties style:column-width="6.655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5285in" table:align="left"/>
    </style:style>
    <style:style style:name="Table10.A" style:family="table-column">
      <style:table-column-properties style:column-width="0.2694in"/>
    </style:style>
    <style:style style:name="Table10.B" style:family="table-column">
      <style:table-column-properties style:column-width="2.25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0.4021in" table:align="left"/>
    </style:style>
    <style:style style:name="Table11.A" style:family="table-column">
      <style:table-column-properties style:column-width="0.2694in"/>
    </style:style>
    <style:style style:name="Table11.B" style:family="table-column">
      <style:table-column-properties style:column-width="0.132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2722in" table:align="left"/>
    </style:style>
    <style:style style:name="Table12.A" style:family="table-column">
      <style:table-column-properties style:column-width="0.2694in"/>
    </style:style>
    <style:style style:name="Table12.B" style:family="table-column">
      <style:table-column-properties style:column-width="4.0028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0.2694in"/>
    </style:style>
    <style:style style:name="Table13.B" style:family="table-column">
      <style:table-column-properties style:column-width="6.6556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2.0597in" table:align="left"/>
    </style:style>
    <style:style style:name="Table14.A" style:family="table-column">
      <style:table-column-properties style:column-width="0.2694in"/>
    </style:style>
    <style:style style:name="Table14.B" style:family="table-column">
      <style:table-column-properties style:column-width="1.7903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0.4021in" table:align="left"/>
    </style:style>
    <style:style style:name="Table15.A" style:family="table-column">
      <style:table-column-properties style:column-width="0.2694in"/>
    </style:style>
    <style:style style:name="Table15.B" style:family="table-column">
      <style:table-column-properties style:column-width="0.1326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3097in" table:align="left"/>
    </style:style>
    <style:style style:name="Table16.A" style:family="table-column">
      <style:table-column-properties style:column-width="0.2694in"/>
    </style:style>
    <style:style style:name="Table16.B" style:family="table-column">
      <style:table-column-properties style:column-width="6.0403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9681in" table:align="left"/>
    </style:style>
    <style:style style:name="Table17.A" style:family="table-column">
      <style:table-column-properties style:column-width="0.2694in"/>
    </style:style>
    <style:style style:name="Table17.B" style:family="table-column">
      <style:table-column-properties style:column-width="1.6986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0.4021in" table:align="left"/>
    </style:style>
    <style:style style:name="Table18.A" style:family="table-column">
      <style:table-column-properties style:column-width="0.2694in"/>
    </style:style>
    <style:style style:name="Table18.B" style:family="table-column">
      <style:table-column-properties style:column-width="0.1326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6.925in" table:align="left"/>
    </style:style>
    <style:style style:name="Table19.A" style:family="table-column">
      <style:table-column-properties style:column-width="0.2694in"/>
    </style:style>
    <style:style style:name="Table19.B" style:family="table-column">
      <style:table-column-properties style:column-width="6.655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8764in" table:align="left"/>
    </style:style>
    <style:style style:name="Table20.A" style:family="table-column">
      <style:table-column-properties style:column-width="0.2694in"/>
    </style:style>
    <style:style style:name="Table20.B" style:family="table-column">
      <style:table-column-properties style:column-width="1.6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0.4021in" table:align="left"/>
    </style:style>
    <style:style style:name="Table21.A" style:family="table-column">
      <style:table-column-properties style:column-width="0.2694in"/>
    </style:style>
    <style:style style:name="Table21.B" style:family="table-column">
      <style:table-column-properties style:column-width="0.1326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6.6847in" table:align="left"/>
    </style:style>
    <style:style style:name="Table22.A" style:family="table-column">
      <style:table-column-properties style:column-width="0.2694in"/>
    </style:style>
    <style:style style:name="Table22.B" style:family="table-column">
      <style:table-column-properties style:column-width="6.4153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1.8764in" table:align="left"/>
    </style:style>
    <style:style style:name="Table23.A" style:family="table-column">
      <style:table-column-properties style:column-width="0.2694in"/>
    </style:style>
    <style:style style:name="Table23.B" style:family="table-column">
      <style:table-column-properties style:column-width="1.6069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0.4021in" table:align="left"/>
    </style:style>
    <style:style style:name="Table24.A" style:family="table-column">
      <style:table-column-properties style:column-width="0.2694in"/>
    </style:style>
    <style:style style:name="Table24.B" style:family="table-column">
      <style:table-column-properties style:column-width="0.1326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3.9014in" table:align="left"/>
    </style:style>
    <style:style style:name="Table25.A" style:family="table-column">
      <style:table-column-properties style:column-width="0.2694in"/>
    </style:style>
    <style:style style:name="Table25.B" style:family="table-column">
      <style:table-column-properties style:column-width="3.6319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6.216in" table:align="left"/>
    </style:style>
    <style:style style:name="Table26.A" style:family="table-column">
      <style:table-column-properties style:column-width="0.2694in"/>
    </style:style>
    <style:style style:name="Table26.B" style:family="table-column">
      <style:table-column-properties style:column-width="5.9465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1.8764in" table:align="left"/>
    </style:style>
    <style:style style:name="Table27.A" style:family="table-column">
      <style:table-column-properties style:column-width="0.2694in"/>
    </style:style>
    <style:style style:name="Table27.B" style:family="table-column">
      <style:table-column-properties style:column-width="1.6069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0.4021in" table:align="left"/>
    </style:style>
    <style:style style:name="Table28.A" style:family="table-column">
      <style:table-column-properties style:column-width="0.2694in"/>
    </style:style>
    <style:style style:name="Table28.B" style:family="table-column">
      <style:table-column-properties style:column-width="0.1326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4.8264in" table:align="left"/>
    </style:style>
    <style:style style:name="Table29.A" style:family="table-column">
      <style:table-column-properties style:column-width="0.2694in"/>
    </style:style>
    <style:style style:name="Table29.B" style:family="table-column">
      <style:table-column-properties style:column-width="4.5569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3.2514in" table:align="left"/>
    </style:style>
    <style:style style:name="Table30.A" style:family="table-column">
      <style:table-column-properties style:column-width="0.2694in"/>
    </style:style>
    <style:style style:name="Table30.B" style:family="table-column">
      <style:table-column-properties style:column-width="2.9819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0.4021in" table:align="left"/>
    </style:style>
    <style:style style:name="Table31.A" style:family="table-column">
      <style:table-column-properties style:column-width="0.2694in"/>
    </style:style>
    <style:style style:name="Table31.B" style:family="table-column">
      <style:table-column-properties style:column-width="0.1326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2.2451in" table:align="left"/>
    </style:style>
    <style:style style:name="Table32.A" style:family="table-column">
      <style:table-column-properties style:column-width="0.2694in"/>
    </style:style>
    <style:style style:name="Table32.B" style:family="table-column">
      <style:table-column-properties style:column-width="1.9757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2.1514in" table:align="left"/>
    </style:style>
    <style:style style:name="Table33.A" style:family="table-column">
      <style:table-column-properties style:column-width="0.2694in"/>
    </style:style>
    <style:style style:name="Table33.B" style:family="table-column">
      <style:table-column-properties style:column-width="1.8819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0.6104in" table:align="left"/>
    </style:style>
    <style:style style:name="Table34.A" style:family="table-column">
      <style:table-column-properties style:column-width="0.2694in"/>
    </style:style>
    <style:style style:name="Table34.B" style:family="table-column">
      <style:table-column-properties style:column-width="0.341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0.6556in" table:align="left"/>
    </style:style>
    <style:style style:name="Table35.A" style:family="table-column">
      <style:table-column-properties style:column-width="0.2694in"/>
    </style:style>
    <style:style style:name="Table35.B" style:family="table-column">
      <style:table-column-properties style:column-width="0.3861in"/>
    </style:style>
    <style:style style:name="Table35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b24926" fo:letter-spacing="normal" style:text-underline-style="solid" style:text-underline-width="auto" style:text-underline-color="font-color"/>
    </style:style>
    <style:style style:name="P3" style:family="paragraph" style:parent-style-name="Text_20_body">
      <style:paragraph-properties fo:orphans="2" fo:widows="2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444444" style:font-name="Ubuntu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1563in" fo:orphans="2" fo:widows="2" fo:text-indent="0in" style:auto-text-indent="false"/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1563in" fo:orphans="2" fo:widows="2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in" fo:line-height="170%" fo:orphans="2" fo:widows="2" fo:text-indent="0in" style:auto-text-indent="false" fo:padding="0in" fo:border="none"/>
      <style:text-properties fo:font-variant="normal" fo:text-transform="none" fo:color="#a2a2a2" style:font-name="Ubuntu" fo:font-size="10.5pt" fo:letter-spacing="normal" fo:font-style="normal" fo:font-weight="normal" fo:background-color="#f7f7f7"/>
    </style:style>
    <style:style style:name="P9" style:family="paragraph" style:parent-style-name="Text_20_body">
      <style:paragraph-properties fo:margin-left="0in" fo:margin-right="0in" fo:margin-top="0in" fo:margin-bottom="0in" fo:line-height="200%" fo:orphans="2" fo:widows="2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.2083in" fo:line-height="171%" fo:orphans="2" fo:widows="2" fo:text-indent="0in" style:auto-text-indent="false" fo:padding="0in" fo:border="none"/>
      <style:text-properties fo:font-variant="normal" fo:text-transform="none" fo:color="#444444" style:font-name="Ubuntu" fo:font-size="10.5pt" fo:letter-spacing="normal" fo:font-style="normal" fo:font-weight="normal"/>
    </style:style>
    <style:style style:name="P11" style:family="paragraph" style:parent-style-name="Text_20_body">
      <style:paragraph-properties fo:margin-left="0.0835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444444" fo:letter-spacing="normal" fo:background-color="#f8f8f8"/>
    </style:style>
    <style:style style:name="P12" style:family="paragraph" style:parent-style-name="Preformatted_20_Text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13" style:family="paragraph" style:parent-style-name="Heading_20_5">
      <style:paragraph-properties fo:margin-left="0in" fo:margin-right="0in" fo:margin-top="0in" fo:margin-bottom="0in" style:line-height-at-least="0.25in" fo:orphans="2" fo:widows="2" fo:text-indent="0in" style:auto-text-indent="false" fo:padding="0in" fo:border="none"/>
      <style:text-properties fo:font-variant="normal" fo:text-transform="none" fo:color="#000000" style:font-name="monospace" fo:letter-spacing="normal" fo:font-style="normal" fo:font-weight="normal"/>
    </style:style>
    <style:style style:name="P14" style:family="paragraph" style:parent-style-name="Table_20_Contents">
      <style:paragraph-properties fo:margin-left="0in" fo:margin-right="0in" fo:margin-top="0in" fo:margin-bottom="0in" fo:text-align="end" style:justify-single-word="false" fo:text-indent="0in" style:auto-text-indent="false" fo:padding="0in" fo:border="none"/>
      <style:text-properties fo:font-variant="normal" fo:text-transform="none" style:font-name="source-code-pro" fo:font-style="normal" fo:font-weight="normal"/>
    </style:style>
    <style:style style:name="P15" style:family="paragraph" style:parent-style-name="Table_20_Contents">
      <style:paragraph-properties fo:margin-left="0in" fo:margin-right="0in" fo:margin-top="0in" fo:margin-bottom="0in" fo:text-align="end" style:justify-single-word="false" fo:text-indent="0in" style:auto-text-indent="false" fo:padding="0in" fo:border="none"/>
    </style:style>
    <style:style style:name="P16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17" style:family="paragraph" style:parent-style-name="Table_20_Contents">
      <style:paragraph-properties fo:margin-top="0in" fo:margin-bottom="0in" fo:text-align="start" style:justify-single-word="false" fo:padding="0in" fo:border="none"/>
      <style:text-properties fo:font-variant="normal" fo:text-transform="none" fo:color="#000000"/>
    </style:style>
    <style:style style:name="P18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7a4b94" style:font-name="Myriad Pro" fo:font-size="19.5pt" fo:letter-spacing="-0.0102in" fo:font-style="normal" fo:font-weight="bold"/>
    </style:style>
    <style:style style:name="P19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444444" style:font-name="Ubuntu" fo:font-size="21pt" fo:letter-spacing="normal" fo:font-style="normal" fo:font-weight="normal"/>
    </style:style>
    <style:style style:name="P20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letter-spacing="normal" fo:font-style="normal" fo:font-weight="bold"/>
    </style:style>
    <style:style style:name="P21" style:family="paragraph" style:parent-style-name="Heading_20_2">
      <style:paragraph-properties fo:margin-left="0in" fo:margin-right="0in" fo:margin-top="0.25in" fo:margin-bottom="0.25in" fo:line-height="160%" fo:orphans="2" fo:widows="2" fo:text-indent="0in" style:auto-text-indent="false" fo:padding="0in" fo:border="none"/>
      <style:text-properties fo:font-variant="normal" fo:text-transform="none" fo:color="#444444" style:font-name="Ubuntu" fo:font-size="13.5pt" fo:letter-spacing="normal" fo:font-style="normal"/>
    </style:style>
    <style:style style:name="P22" style:family="paragraph" style:parent-style-name="Heading_20_2">
      <style:paragraph-properties fo:margin-left="0in" fo:margin-right="0in" fo:margin-top="0in" fo:margin-bottom="0in" fo:line-height="170%" fo:orphans="2" fo:widows="2" fo:text-indent="0in" style:auto-text-indent="false" fo:padding="0in" fo:border="none"/>
      <style:text-properties fo:font-variant="normal" fo:text-transform="none" fo:color="#444444" style:font-name="Ubuntu" fo:font-size="13.5pt" fo:letter-spacing="normal" fo:font-style="normal" fo:font-weight="normal" fo:background-color="#f7f7f7"/>
    </style:style>
    <style:style style:name="T1" style:family="text">
      <style:text-properties fo:color="#666666" style:font-name="Helvetica Neue" fo:font-size="12pt" fo:letter-spacing="normal" fo:font-style="italic" fo:font-weight="normal"/>
    </style:style>
    <style:style style:name="T2" style:family="text">
      <style:text-properties style:font-name="Helvetica Neue" fo:font-size="11.25pt" fo:font-style="normal" fo:font-weight="normal"/>
    </style:style>
    <style:style style:name="T3" style:family="text">
      <style:text-properties fo:font-variant="normal" fo:text-transform="none" style:font-name="source-code-pro" fo:font-style="normal" fo:font-weight="normal" style:font-name-asian="source-code-pro" style:font-style-asian="normal" style:font-weight-asian="normal" style:font-name-complex="source-code-pro" style:font-style-complex="normal" style:font-weight-complex="normal"/>
    </style:style>
    <style:style style:name="T4" style:family="text">
      <style:text-properties fo:font-variant="normal" fo:text-transform="none" fo:color="#999999" style:font-name="source-code-pro" fo:font-style="normal" fo:font-weight="bold"/>
    </style:style>
    <style:style style:name="T5" style:family="text">
      <style:text-properties fo:font-variant="normal" fo:text-transform="none" fo:color="#000080" style:font-name="source-code-pro" fo:font-style="normal" fo:font-weight="normal"/>
    </style:style>
    <style:style style:name="T6" style:family="text">
      <style:text-properties fo:font-variant="normal" fo:text-transform="none" fo:color="#000080" style:font-name="source-code-pro" fo:font-style="normal" fo:font-weight="normal" style:font-name-asian="source-code-pro" style:font-style-asian="normal" style:font-weight-asian="normal" style:font-name-complex="source-code-pro" style:font-style-complex="normal" style:font-weight-complex="normal"/>
    </style:style>
    <style:style style:name="T7" style:family="text">
      <style:text-properties fo:font-variant="normal" fo:text-transform="none" fo:color="#008080" style:font-name="source-code-pro" fo:font-style="normal" fo:font-weight="normal"/>
    </style:style>
    <style:style style:name="T8" style:family="text">
      <style:text-properties fo:font-variant="normal" fo:text-transform="none" fo:color="#dd1144" style:font-name="source-code-pro" fo:font-style="normal" fo:font-weight="normal"/>
    </style:style>
    <style:style style:name="T9" style:family="text">
      <style:text-properties fo:font-variant="normal" fo:text-transform="none" fo:color="#333333"/>
    </style:style>
    <style:style style:name="T10" style:family="text">
      <style:text-properties fo:font-variant="normal" fo:text-transform="none" fo:color="#333333" style:font-name="source-code-pro" fo:font-style="normal" fo:font-weight="normal"/>
    </style:style>
    <style:style style:name="T11" style:family="text">
      <style:text-properties fo:font-variant="normal" fo:text-transform="none" fo:color="#333333" style:font-name="source-code-pro" fo:font-style="normal" fo:font-weight="bold"/>
    </style:style>
    <style:style style:name="T12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13" style:family="text">
      <style:text-properties fo:font-variant="normal" fo:text-transform="none" fo:color="#b24926" style:font-name="Helvetica Neue" fo:font-size="11.25pt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fo:color="#444444" style:font-name="Ubuntu" fo:font-size="10.5pt" fo:letter-spacing="normal" fo:font-style="normal" fo:font-weight="normal"/>
    </style:style>
    <style:style style:name="T15" style:family="text">
      <style:text-properties fo:font-variant="normal" fo:text-transform="none" fo:color="#444444" style:font-name="Consolas" fo:font-size="9pt" fo:letter-spacing="normal" fo:font-style="normal" fo:font-weight="normal"/>
    </style:style>
    <style:style style:name="T16" style:family="text">
      <style:text-properties fo:font-variant="normal" fo:text-transform="none" fo:color="#afafaf" style:font-name="Consolas1" fo:font-style="normal" fo:font-weight="normal"/>
    </style:style>
    <style:style style:name="T17" style:family="text">
      <style:text-properties fo:font-variant="normal" fo:text-transform="none" fo:color="#000000"/>
    </style:style>
    <style:style style:name="T18" style:family="text">
      <style:text-properties fo:font-variant="normal" fo:text-transform="none" fo:color="#000000" style:font-name="Consolas1" fo:font-style="normal" fo:font-weight="normal"/>
    </style:style>
    <style:style style:name="T19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0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21" style:family="text">
      <style:text-properties fo:font-variant="normal" fo:text-transform="none" fo:color="#000000" style:font-name="Times New Roman1" fo:font-size="10pt" fo:letter-spacing="normal" fo:font-style="normal" fo:font-weight="normal"/>
    </style:style>
    <style:style style:name="T22" style:family="text">
      <style:text-properties fo:font-variant="normal" fo:text-transform="none" fo:color="#006699" style:font-name="Consolas1" fo:font-style="normal" fo:font-weight="bold"/>
    </style:style>
    <style:style style:name="T23" style:family="text">
      <style:text-properties fo:font-variant="normal" fo:text-transform="none" fo:color="#808080" style:font-name="Consolas1" fo:font-style="normal" fo:font-weight="normal"/>
    </style:style>
    <style:style style:name="T24" style:family="text">
      <style:text-properties fo:font-variant="normal" fo:text-transform="none" fo:color="#0000ff" style:font-name="Consolas1" fo:font-style="normal" fo:font-weight="normal"/>
    </style:style>
    <style:style style:name="T25" style:family="text">
      <style:text-properties fo:font-variant="normal" fo:text-transform="none" fo:color="#008200" style:font-name="Consolas1" fo:font-style="normal" fo:font-weight="normal"/>
    </style:style>
    <style:style style:name="T26" style:family="text">
      <style:text-properties fo:font-variant="normal" fo:text-transform="none" fo:color="#666666" style:text-line-through-style="none" style:font-name="Times New Roman1" fo:font-size="10pt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666666" style:font-name="Times New Roman1" fo:font-size="10pt" fo:letter-spacing="normal" fo:font-style="normal" fo:font-weight="normal"/>
    </style:style>
    <style:style style:name="T28" style:family="text">
      <style:text-properties fo:color="#a0a0a0" style:text-line-through-style="none" fo:font-size="0.75pt" style:text-underline-style="none" style:text-blinking="false"/>
    </style:style>
    <style:style style:name="fr1" style:family="graphic" style:parent-style-name="Frame">
      <style:graphic-properties fo:margin-left="0.0835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.1043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.0209in" style:vertical-pos="top" style:vertical-rel="baseline" fo:padding="0in" fo:border="none" draw:ole-draw-aspect="1" draw:visible-area-top="0in" draw:visible-area-width="3.937in" draw:visible-area-height="3.937in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notes 2016-12-07</text:p>
      <text:p text:style-name="Standard"/>
      <text:p text:style-name="Standard">Accordion</text:p>
      <text:p text:style-name="Standard">https://jqueryui.com/accordion/</text:p>
      <text:p text:style-name="P1"><text:span text:style-name="T1">Displays collapsible content panels for presenting information in a limited amount of space</text:span> </text:p>
      <text:p text:style-name="P1"/>
      <text:p text:style-name="P1">Section 1</text:p>
      <text:p text:style-name="P1">Section 2</text:p>
      <text:p text:style-name="P1">Section 3</text:p>
      <text:p text:style-name="P1">Section 4</text:p>
      <text:p text:style-name="P1">Cras dictum. Pellentesque habitant morbi tristique senectus et netus et malesuada fames ac turpis egestas. Vestibulum ante ipsum primis in faucibus orci luctus et ultrices posuere cubilia Curae; Aenean lacinia mauris vel est.</text:p>
      <text:p text:style-name="P1"/>
      <text:p text:style-name="P1">Suspendisse eu nisl. Nullam ut libero. Integer dignissim consequat lectus. Class aptent taciti sociosqu ad litora torquent per conubia nostra, per inceptos himenaeos.</text:p>
      <text:p text:style-name="P1"/>
      <text:p text:style-name="P4">Click headers to expand/collapse content that is broken into logical sections, much like tabs. Optionally, toggle sections open/closed on mouseover.</text:p>
      <text:p text:style-name="P6">The underlying HTML markup is a series of headers (H3 tags) and content divs so the content is usable without JavaScript.</text:p>
      <text:p text:style-name="P2"> <text:span text:style-name="T2">view sourc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1</text:p>
            <text:p text:style-name="P14">2</text:p>
            <text:p text:style-name="P14">3</text:p>
            <text:p text:style-name="P14">4</text:p>
            <text:p text:style-name="P14">5</text:p>
            <text:p text:style-name="P14">6</text:p>
            <text:p text:style-name="P14">7</text:p>
            <text:p text:style-name="P14">8</text:p>
            <text:p text:style-name="P14">9</text:p>
            <text:p text:style-name="P14">10</text:p>
            <text:p text:style-name="P14">11</text:p>
            <text:p text:style-name="P14">12</text:p>
            <text:p text:style-name="P14">13</text:p>
            <text:p text:style-name="P14">14</text:p>
            <text:p text:style-name="P14">15</text:p>
            <text:p text:style-name="P14">16</text:p>
            <text:p text:style-name="P14">17</text:p>
            <text:p text:style-name="P14">18</text:p>
            <text:p text:style-name="P14">19</text:p>
            <text:p text:style-name="P14">20</text:p>
            <text:p text:style-name="P14">21</text:p>
            <text:p text:style-name="P14">22</text:p>
            <text:p text:style-name="P14">23</text:p>
            <text:p text:style-name="P14">24</text:p>
            <text:p text:style-name="P14">25</text:p>
            <text:p text:style-name="P14"><text:soft-page-break/>26</text:p>
            <text:p text:style-name="P14">27</text:p>
            <text:p text:style-name="P14">28</text:p>
            <text:p text:style-name="P14">29</text:p>
            <text:p text:style-name="P14">30</text:p>
            <text:p text:style-name="P14">31</text:p>
            <text:p text:style-name="P14">32</text:p>
            <text:p text:style-name="P14">33</text:p>
            <text:p text:style-name="P14">34</text:p>
            <text:p text:style-name="P14">35</text:p>
            <text:p text:style-name="P14">36</text:p>
            <text:p text:style-name="P14">37</text:p>
            <text:p text:style-name="P14">38</text:p>
            <text:p text:style-name="P14">39</text:p>
            <text:p text:style-name="P14">40</text:p>
            <text:p text:style-name="P14">41</text:p>
            <text:p text:style-name="P14">42</text:p>
            <text:p text:style-name="P14">43</text:p>
            <text:p text:style-name="P14">44</text:p>
            <text:p text:style-name="P14">45</text:p>
            <text:p text:style-name="P14">46</text:p>
            <text:p text:style-name="P14">47</text:p>
            <text:p text:style-name="P14">48</text:p>
            <text:p text:style-name="P14">49</text:p>
            <text:p text:style-name="P14">50</text:p>
            <text:p text:style-name="P14">51</text:p>
            <text:p text:style-name="P14">52</text:p>
            <text:p text:style-name="P14">53</text:p>
            <text:p text:style-name="P14">54</text:p>
            <text:p text:style-name="P14">55</text:p>
            <text:p text:style-name="P14">56</text:p>
            <text:p text:style-name="P14">57</text:p>
            <text:p text:style-name="P14">58</text:p>
            <text:p text:style-name="P14">59</text:p>
            <text:p text:style-name="P14">60</text:p>
            <text:p text:style-name="P14">61</text:p>
            <text:p text:style-name="P14">62</text:p>
            <text:p text:style-name="P14">63</text:p>
            <text:p text:style-name="P14">64</text:p>
            <text:p text:style-name="P14">65</text:p>
            <text:p text:style-name="P14">66</text:p>
            <text:p text:style-name="P14">67</text:p>
            <text:p text:style-name="P14">68</text:p>
            <text:p text:style-name="P14">69</text:p>
            <text:p text:style-name="P14">70</text:p>
          </table:table-cell>
          <table:table-cell table:style-name="Table1.A1" office:value-type="string">
            <text:p text:style-name="P12"><text:span text:style-name="Source_20_Text"><text:span text:style-name="T4">&lt;!doctype html&gt;</text:span></text:span></text:p>
            <text:p text:style-name="P12"><text:span text:style-name="Source_20_Text"><text:span text:style-name="T5">&lt;html </text:span></text:span><text:span text:style-name="Source_20_Text"><text:span text:style-name="T7">lang</text:span></text:span><text:span text:style-name="Source_20_Text"><text:span text:style-name="T5">=</text:span></text:span><text:span text:style-name="Source_20_Text"><text:span text:style-name="T8">"en"</text:span></text:span><text:span text:style-name="Source_20_Text"><text:span text:style-name="T5">&gt;</text:span></text:span></text:p>
            <text:p text:style-name="P12"><text:span text:style-name="Source_20_Text"><text:span text:style-name="T5">&lt;head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meta </text:span></text:span><text:span text:style-name="Source_20_Text"><text:span text:style-name="T7">charset</text:span></text:span><text:span text:style-name="Source_20_Text"><text:span text:style-name="T5">=</text:span></text:span><text:span text:style-name="Source_20_Text"><text:span text:style-name="T8">"utf-8"</text:span></text:span><text:span text:style-name="Source_20_Text"><text:span text:style-name="T5">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meta </text:span></text:span><text:span text:style-name="Source_20_Text"><text:span text:style-name="T7">name</text:span></text:span><text:span text:style-name="Source_20_Text"><text:span text:style-name="T5">=</text:span></text:span><text:span text:style-name="Source_20_Text"><text:span text:style-name="T8">"viewport"</text:span></text:span><text:span text:style-name="Source_20_Text"><text:span text:style-name="T5"> </text:span></text:span><text:span text:style-name="Source_20_Text"><text:span text:style-name="T7">content</text:span></text:span><text:span text:style-name="Source_20_Text"><text:span text:style-name="T5">=</text:span></text:span><text:span text:style-name="Source_20_Text"><text:span text:style-name="T8">"width=device-width, initial-scale=1"</text:span></text:span><text:span text:style-name="Source_20_Text"><text:span text:style-name="T5">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title&gt;</text:span></text:span><text:span text:style-name="Source_20_Text"><text:span text:style-name="T10">jQuery UI Accordion - Default functionality</text:span></text:span><text:span text:style-name="Source_20_Text"><text:span text:style-name="T5">&lt;/title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link </text:span></text:span><text:span text:style-name="Source_20_Text"><text:span text:style-name="T7">rel</text:span></text:span><text:span text:style-name="Source_20_Text"><text:span text:style-name="T5">=</text:span></text:span><text:span text:style-name="Source_20_Text"><text:span text:style-name="T8">"stylesheet"</text:span></text:span><text:span text:style-name="Source_20_Text"><text:span text:style-name="T5"> </text:span></text:span><text:span text:style-name="Source_20_Text"><text:span text:style-name="T7">href</text:span></text:span><text:span text:style-name="Source_20_Text"><text:span text:style-name="T5">=</text:span></text:span><text:span text:style-name="Source_20_Text"><text:span text:style-name="T8">"//code.jquery.com/ui/1.12.1/themes/base/jquery-ui.css"</text:span></text:span><text:span text:style-name="Source_20_Text"><text:span text:style-name="T5">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link </text:span></text:span><text:span text:style-name="Source_20_Text"><text:span text:style-name="T7">rel</text:span></text:span><text:span text:style-name="Source_20_Text"><text:span text:style-name="T5">=</text:span></text:span><text:span text:style-name="Source_20_Text"><text:span text:style-name="T8">"stylesheet"</text:span></text:span><text:span text:style-name="Source_20_Text"><text:span text:style-name="T5"> </text:span></text:span><text:span text:style-name="Source_20_Text"><text:span text:style-name="T7">href</text:span></text:span><text:span text:style-name="Source_20_Text"><text:span text:style-name="T5">=</text:span></text:span><text:span text:style-name="Source_20_Text"><text:span text:style-name="T8">"/resources/demos/style.css"</text:span></text:span><text:span text:style-name="Source_20_Text"><text:span text:style-name="T5">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script </text:span></text:span><text:span text:style-name="Source_20_Text"><text:span text:style-name="T7">src</text:span></text:span><text:span text:style-name="Source_20_Text"><text:span text:style-name="T5">=</text:span></text:span><text:span text:style-name="Source_20_Text"><text:span text:style-name="T8">"https://code.jquery.com/jquery-1.12.4.js"</text:span></text:span><text:span text:style-name="Source_20_Text"><text:span text:style-name="T5">&gt;&lt;/script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script </text:span></text:span><text:span text:style-name="Source_20_Text"><text:span text:style-name="T7">src</text:span></text:span><text:span text:style-name="Source_20_Text"><text:span text:style-name="T5">=</text:span></text:span><text:span text:style-name="Source_20_Text"><text:span text:style-name="T8">"https://code.jquery.com/ui/1.12.1/jquery-ui.js"</text:span></text:span><text:span text:style-name="Source_20_Text"><text:span text:style-name="T5">&gt;&lt;/script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script&gt;</text:span></text:span></text:p>
            <text:p text:style-name="P12"><text:span text:style-name="Source_20_Text"><text:span text:style-name="T9"><text:s text:c="2"/></text:span></text:span><text:span text:style-name="Source_20_Text"><text:span text:style-name="T10">$( </text:span></text:span><text:span text:style-name="Source_20_Text"><text:span text:style-name="T11">function</text:span></text:span><text:span text:style-name="Source_20_Text"><text:span text:style-name="T10">() {</text:span></text:span></text:p>
            <text:p text:style-name="P12"><text:span text:style-name="Source_20_Text"><text:span text:style-name="T9"><text:s text:c="4"/></text:span></text:span><text:span text:style-name="Source_20_Text"><text:span text:style-name="T10">$( </text:span></text:span><text:span text:style-name="Source_20_Text"><text:span text:style-name="T8">"#accordion"</text:span></text:span><text:span text:style-name="Source_20_Text"><text:span text:style-name="T10"> ).accordion();</text:span></text:span></text:p>
            <text:p text:style-name="P12"><text:span text:style-name="Source_20_Text"><text:span text:style-name="T9"><text:s text:c="2"/></text:span></text:span><text:span text:style-name="Source_20_Text"><text:span text:style-name="T10">} );</text:span></text:span></text:p>
            <text:p text:style-name="P12"><text:span text:style-name="Source_20_Text"><text:span text:style-name="T9"><text:s text:c="2"/></text:span></text:span><text:span text:style-name="Source_20_Text"><text:span text:style-name="T5">&lt;/script&gt;</text:span></text:span></text:p>
            <text:p text:style-name="P12"><text:span text:style-name="Source_20_Text"><text:span text:style-name="T5">&lt;/head&gt;</text:span></text:span></text:p>
            <text:p text:style-name="P12"><text:span text:style-name="Source_20_Text"><text:span text:style-name="T5">&lt;body&gt;</text:span></text:span></text:p>
            <text:p text:style-name="P12"><text:span text:style-name="Source_20_Text"><text:span text:style-name="T9"><text:s/></text:span></text:span></text:p>
            <text:p text:style-name="P12"><text:span text:style-name="Source_20_Text"><text:span text:style-name="T5">&lt;div </text:span></text:span><text:span text:style-name="Source_20_Text"><text:span text:style-name="T7">id</text:span></text:span><text:span text:style-name="Source_20_Text"><text:span text:style-name="T5">=</text:span></text:span><text:span text:style-name="Source_20_Text"><text:span text:style-name="T8">"accordion"</text:span></text:span><text:span text:style-name="Source_20_Text"><text:span text:style-name="T5">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h3&gt;</text:span></text:span><text:span text:style-name="Source_20_Text"><text:span text:style-name="T10">Section 1</text:span></text:span><text:span text:style-name="Source_20_Text"><text:span text:style-name="T5">&lt;/h3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div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p&gt;</text:span></text:span></text:p>
            <text:p text:style-name="P12"><text:span text:style-name="Source_20_Text"><text:span text:style-name="T9"><text:s text:c="4"/></text:span></text:span><text:span text:style-name="Source_20_Text"><text:span text:style-name="T10">Mauris mauris ante, blandit et, ultrices a, suscipit eget, quam. Integer</text:span></text:span></text:p>
            <text:p text:style-name="P12"><text:span text:style-name="Source_20_Text"><text:span text:style-name="T9"><text:s text:c="4"/></text:span></text:span><text:span text:style-name="Source_20_Text"><text:span text:style-name="T10">ut neque. Vivamus nisi metus, molestie vel, gravida in, condimentum sit</text:span></text:span></text:p>
            <text:p text:style-name="P12"><text:span text:style-name="Source_20_Text"><text:span text:style-name="T9"><text:s text:c="4"/></text:span></text:span><text:span text:style-name="Source_20_Text"><text:span text:style-name="T10">amet, nunc. Nam a nibh. Donec suscipit eros. Nam mi. Proin viverra leo ut</text:span></text:span></text:p>
            <text:p text:style-name="P12"><text:span text:style-name="Source_20_Text"><text:span text:style-name="T9"><text:s text:c="4"/></text:span></text:span><text:span text:style-name="Source_20_Text"><text:span text:style-name="T10">odio. Curabitur malesuada. Vestibulum a velit eu ante scelerisque vulputate.</text:span></text:span></text:p>
            <text:p text:style-name="P12"><text:span text:style-name="Source_20_Text"><text:span text:style-name="T9"><text:s text:c="4"/></text:span></text:span><text:span text:style-name="Source_20_Text"><text:span text:style-name="T5">&lt;/p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/div&gt;</text:span></text:span></text:p>
            <text:p text:style-name="P12"><text:soft-page-break/><text:span text:style-name="Source_20_Text"><text:span text:style-name="T9"><text:s text:c="2"/></text:span></text:span><text:span text:style-name="Source_20_Text"><text:span text:style-name="T5">&lt;h3&gt;</text:span></text:span><text:span text:style-name="Source_20_Text"><text:span text:style-name="T10">Section 2</text:span></text:span><text:span text:style-name="Source_20_Text"><text:span text:style-name="T5">&lt;/h3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div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p&gt;</text:span></text:span></text:p>
            <text:p text:style-name="P12"><text:span text:style-name="Source_20_Text"><text:span text:style-name="T9"><text:s text:c="4"/></text:span></text:span><text:span text:style-name="Source_20_Text"><text:span text:style-name="T10">Sed non urna. Donec et ante. Phasellus eu ligula. Vestibulum sit amet</text:span></text:span></text:p>
            <text:p text:style-name="P12"><text:span text:style-name="Source_20_Text"><text:span text:style-name="T9"><text:s text:c="4"/></text:span></text:span><text:span text:style-name="Source_20_Text"><text:span text:style-name="T10">purus. Vivamus hendrerit, dolor at aliquet laoreet, mauris turpis porttitor</text:span></text:span></text:p>
            <text:p text:style-name="P12"><text:span text:style-name="Source_20_Text"><text:span text:style-name="T9"><text:s text:c="4"/></text:span></text:span><text:span text:style-name="Source_20_Text"><text:span text:style-name="T10">velit, faucibus interdum tellus libero ac justo. Vivamus non quam. In</text:span></text:span></text:p>
            <text:p text:style-name="P12"><text:span text:style-name="Source_20_Text"><text:span text:style-name="T9"><text:s text:c="4"/></text:span></text:span><text:span text:style-name="Source_20_Text"><text:span text:style-name="T10">suscipit faucibus urna.</text:span></text:span></text:p>
            <text:p text:style-name="P12"><text:span text:style-name="Source_20_Text"><text:span text:style-name="T9"><text:s text:c="4"/></text:span></text:span><text:span text:style-name="Source_20_Text"><text:span text:style-name="T5">&lt;/p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/div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h3&gt;</text:span></text:span><text:span text:style-name="Source_20_Text"><text:span text:style-name="T10">Section 3</text:span></text:span><text:span text:style-name="Source_20_Text"><text:span text:style-name="T5">&lt;/h3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div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p&gt;</text:span></text:span></text:p>
            <text:p text:style-name="P12"><text:span text:style-name="Source_20_Text"><text:span text:style-name="T9"><text:s text:c="4"/></text:span></text:span><text:span text:style-name="Source_20_Text"><text:span text:style-name="T10">Nam enim risus, molestie et, porta ac, aliquam ac, risus. Quisque lobortis.</text:span></text:span></text:p>
            <text:p text:style-name="P12"><text:span text:style-name="Source_20_Text"><text:span text:style-name="T9"><text:s text:c="4"/></text:span></text:span><text:span text:style-name="Source_20_Text"><text:span text:style-name="T10">Phasellus pellentesque purus in massa. Aenean in pede. Phasellus ac libero</text:span></text:span></text:p>
            <text:p text:style-name="P12"><text:span text:style-name="Source_20_Text"><text:span text:style-name="T9"><text:s text:c="4"/></text:span></text:span><text:span text:style-name="Source_20_Text"><text:span text:style-name="T10">ac tellus pellentesque semper. Sed ac felis. Sed commodo, magna quis</text:span></text:span></text:p>
            <text:p text:style-name="P12"><text:span text:style-name="Source_20_Text"><text:span text:style-name="T9"><text:s text:c="4"/></text:span></text:span><text:span text:style-name="Source_20_Text"><text:span text:style-name="T10">lacinia ornare, quam ante aliquam nisi, eu iaculis leo purus venenatis dui.</text:span></text:span></text:p>
            <text:p text:style-name="P12"><text:span text:style-name="Source_20_Text"><text:span text:style-name="T9"><text:s text:c="4"/></text:span></text:span><text:span text:style-name="Source_20_Text"><text:span text:style-name="T5">&lt;/p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ul&gt;</text:span></text:span></text:p>
            <text:p text:style-name="P12"><text:span text:style-name="Source_20_Text"><text:span text:style-name="T9"><text:s text:c="6"/></text:span></text:span><text:span text:style-name="Source_20_Text"><text:span text:style-name="T5">&lt;li&gt;</text:span></text:span><text:span text:style-name="Source_20_Text"><text:span text:style-name="T10">List item one</text:span></text:span><text:span text:style-name="Source_20_Text"><text:span text:style-name="T5">&lt;/li&gt;</text:span></text:span></text:p>
            <text:p text:style-name="P12"><text:span text:style-name="Source_20_Text"><text:span text:style-name="T9"><text:s text:c="6"/></text:span></text:span><text:span text:style-name="Source_20_Text"><text:span text:style-name="T5">&lt;li&gt;</text:span></text:span><text:span text:style-name="Source_20_Text"><text:span text:style-name="T10">List item two</text:span></text:span><text:span text:style-name="Source_20_Text"><text:span text:style-name="T5">&lt;/li&gt;</text:span></text:span></text:p>
            <text:p text:style-name="P12"><text:span text:style-name="Source_20_Text"><text:span text:style-name="T9"><text:s text:c="6"/></text:span></text:span><text:span text:style-name="Source_20_Text"><text:span text:style-name="T5">&lt;li&gt;</text:span></text:span><text:span text:style-name="Source_20_Text"><text:span text:style-name="T10">List item three</text:span></text:span><text:span text:style-name="Source_20_Text"><text:span text:style-name="T5">&lt;/li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/ul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/div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h3&gt;</text:span></text:span><text:span text:style-name="Source_20_Text"><text:span text:style-name="T10">Section 4</text:span></text:span><text:span text:style-name="Source_20_Text"><text:span text:style-name="T5">&lt;/h3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div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p&gt;</text:span></text:span></text:p>
            <text:p text:style-name="P12"><text:span text:style-name="Source_20_Text"><text:span text:style-name="T9"><text:s text:c="4"/></text:span></text:span><text:span text:style-name="Source_20_Text"><text:span text:style-name="T10">Cras dictum. Pellentesque habitant morbi tristique senectus et netus</text:span></text:span></text:p>
            <text:p text:style-name="P12"><text:span text:style-name="Source_20_Text"><text:span text:style-name="T9"><text:s text:c="4"/></text:span></text:span><text:span text:style-name="Source_20_Text"><text:span text:style-name="T10">et malesuada fames ac turpis egestas. Vestibulum ante ipsum primis in</text:span></text:span></text:p>
            <text:p text:style-name="P12"><text:span text:style-name="Source_20_Text"><text:span text:style-name="T9"><text:s text:c="4"/></text:span></text:span><text:span text:style-name="Source_20_Text"><text:span text:style-name="T10">faucibus orci luctus et ultrices posuere cubilia Curae; Aenean lacinia</text:span></text:span></text:p>
            <text:p text:style-name="P12"><text:span text:style-name="Source_20_Text"><text:span text:style-name="T9"><text:s text:c="4"/></text:span></text:span><text:span text:style-name="Source_20_Text"><text:span text:style-name="T10">mauris vel est.</text:span></text:span></text:p>
            <text:p text:style-name="P12"><text:span text:style-name="Source_20_Text"><text:span text:style-name="T9"><text:s text:c="4"/></text:span></text:span><text:span text:style-name="Source_20_Text"><text:span text:style-name="T5">&lt;/p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p&gt;</text:span></text:span></text:p>
            <text:p text:style-name="P12"><text:span text:style-name="Source_20_Text"><text:span text:style-name="T9"><text:s text:c="4"/></text:span></text:span><text:span text:style-name="Source_20_Text"><text:span text:style-name="T10">Suspendisse eu nisl. Nullam ut libero. Integer dignissim consequat lectus.</text:span></text:span></text:p>
            <text:p text:style-name="P12"><text:span text:style-name="Source_20_Text"><text:span text:style-name="T9"><text:s text:c="4"/></text:span></text:span><text:span text:style-name="Source_20_Text"><text:span text:style-name="T10">Class aptent taciti sociosqu ad litora torquent per conubia nostra, per</text:span></text:span></text:p>
            <text:p text:style-name="P12"><text:span text:style-name="Source_20_Text"><text:span text:style-name="T9"><text:s text:c="4"/></text:span></text:span><text:span text:style-name="Source_20_Text"><text:span text:style-name="T10">inceptos himenaeos.</text:span></text:span></text:p>
            <text:p text:style-name="P12"><text:span text:style-name="Source_20_Text"><text:span text:style-name="T9"><text:s text:c="4"/></text:span></text:span><text:span text:style-name="Source_20_Text"><text:span text:style-name="T5">&lt;/p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/div&gt;</text:span></text:span></text:p>
            <text:p text:style-name="P12"><text:span text:style-name="Source_20_Text"><text:span text:style-name="T5">&lt;/div&gt;</text:span></text:span></text:p>
            <text:p text:style-name="P12"><text:span text:style-name="Source_20_Text"><text:span text:style-name="T9"><text:s/></text:span></text:span></text:p>
            <text:p text:style-name="P12"><text:span text:style-name="Source_20_Text"><text:span text:style-name="T9"><text:s/></text:span></text:span></text:p>
            <text:p text:style-name="P12"><text:span text:style-name="Source_20_Text"><text:span text:style-name="T5">&lt;/body&gt;</text:span></text:span></text:p>
            <text:p text:style-name="P12"><text:span text:style-name="Source_20_Text"><text:span text:style-name="T5">&lt;/html&gt;</text:span></text:span></text:p>
            <text:p text:style-name="P12"><text:span text:style-name="Source_20_Text"><text:span text:style-name="T6"/></text:span></text:p>
            <text:p text:style-name="P12"><text:span text:style-name="Source_20_Text"><text:span text:style-name="T6"/></text:span></text:p>
          </table:table-cell>
        </table:table-row>
      </table:table>
      <text:p text:style-name="P7"><text:span text:style-name="T12">Want to learn more about the accordion widget? Check out the </text:span><text:a xlink:type="simple" xlink:href="http://api.jqueryui.com/accordion/" text:style-name="Internet_20_link" text:visited-style-name="Visited_20_Internet_20_Link"><text:span text:style-name="T13">API documentation</text:span></text:a><text:span text:style-name="T12">.</text:span></text:p>
      <text:p text:style-name="P1"/>
      <text:p text:style-name="P1"><text:soft-page-break/></text:p>
      <text:p text:style-name="P1"><text:a xlink:type="simple" xlink:href="https://github.com/chmln/flatpickr" text:style-name="Internet_20_link" text:visited-style-name="Visited_20_Internet_20_Link">https://github.com/chmln/flatpickr</text:a></text:p>
      <text:p text:style-name="P1"><text:a xlink:type="simple" xlink:href="http://stackoverflow.com/questions/2528706/is-there-any-lightweight-javascript-date-picker" text:style-name="Internet_20_link" text:visited-style-name="Visited_20_Internet_20_Link">http://stackoverflow.com/questions/2528706/is-there-any-lightweight-javascript-date-picker</text:a></text:p>
      <text:p text:style-name="P1"><text:a xlink:type="simple" xlink:href="http://www.jqueryrain.com/2016/08/flatpickr-jquery-lightweight-powerful-datetime-picker/" text:style-name="Internet_20_link" text:visited-style-name="Visited_20_Internet_20_Link">http://www.jqueryrain.com/2016/08/flatpickr-jquery-lightweight-powerful-datetime-picker/</text:a></text:p>
      <text:h text:style-name="P18" text:outline-level="1">flatpickr : jQuery Lightweight &amp; Powerful DateTime Picker</text:h>
      <text:p text:style-name="P1"><text:a xlink:type="simple" xlink:href="http://www.cssscript.com/flat-style-javascript-date-picker-flatpickr/" text:style-name="Internet_20_link" text:visited-style-name="Visited_20_Internet_20_Link">http://www.cssscript.com/flat-style-javascript-date-picker-flatpickr/</text:a></text:p>
      <text:h text:style-name="P19" text:outline-level="1">Flat Style JavaScript Date Picker – flatpickr</text:h>
      <text:h text:style-name="P22" text:outline-level="2">Description:</text:h>
      <text:p text:style-name="P10">flatpickr is a super simple JavaScript library which enables the visitor to pick a date from a flat, clean, customizable calendar.</text:p>
      <text:h text:style-name="P21" text:outline-level="2">How to use it:</text:h>
      <text:p text:style-name="P9"><text:span text:style-name="T14">Include the stylesheet </text:span><text:span text:style-name="Source_20_Text"><text:span text:style-name="T15">flatpickr.min.css</text:span></text:span><text:span text:style-name="T14"> and JavaScript </text:span><text:span text:style-name="Source_20_Text"><text:span text:style-name="T15">flatpickr.min.js</text:span></text:span><text:span text:style-name="T14"> in your document.</text:span></text:p>
      <text:section text:style-name="Sect1" text:name="highlighter_513263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5"><text:span text:style-name="Source_20_Text"><text:span text:style-name="T16">1</text:span></text:span></text:p>
            </table:table-cell>
            <table:table-cell table:style-name="Table2.A1" office:value-type="string">
              <text:p text:style-name="P16"><text:span text:style-name="Source_20_Text"><text:span text:style-name="T18">&lt;</text:span></text:span><text:span text:style-name="Source_20_Text"><text:span text:style-name="T22">link</text:span></text:span><text:span text:style-name="T18"> </text:span><text:span text:style-name="Source_20_Text"><text:span text:style-name="T23">rel</text:span></text:span><text:span text:style-name="Source_20_Text"><text:span text:style-name="T18">=</text:span></text:span><text:span text:style-name="Source_20_Text"><text:span text:style-name="T24">"stylesheet"</text:span></text:span><text:span text:style-name="T18"> </text:span><text:span text:style-name="Source_20_Text"><text:span text:style-name="T23">href</text:span></text:span><text:span text:style-name="Source_20_Text"><text:span text:style-name="T18">=</text:span></text:span><text:span text:style-name="Source_20_Text"><text:span text:style-name="T24">"flatpickr.min.css"</text:span></text:span><text:span text:style-name="Source_20_Text"><text:span text:style-name="T18">&gt;</text:span></text:span>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5"><text:span text:style-name="Source_20_Text"><text:span text:style-name="T16">2</text:span></text:span></text:p>
            </table:table-cell>
            <table:table-cell table:style-name="Table3.A1" office:value-type="string">
              <text:p text:style-name="P16"><text:span text:style-name="Source_20_Text"><text:span text:style-name="T18">&lt;</text:span></text:span><text:span text:style-name="Source_20_Text"><text:span text:style-name="T22">script</text:span></text:span><text:span text:style-name="T18"> </text:span><text:span text:style-name="Source_20_Text"><text:span text:style-name="T23">src</text:span></text:span><text:span text:style-name="Source_20_Text"><text:span text:style-name="T18">=</text:span></text:span><text:span text:style-name="Source_20_Text"><text:span text:style-name="T24">"flatpickr.min.js"</text:span></text:span><text:span text:style-name="Source_20_Text"><text:span text:style-name="T18">&gt;&lt;/</text:span></text:span><text:span text:style-name="Source_20_Text"><text:span text:style-name="T22">script</text:span></text:span><text:span text:style-name="Source_20_Text"><text:span text:style-name="T18">&gt;</text:span></text:span></text:p>
            </table:table-cell>
          </table:table-row>
        </table:table>
      </text:section>
      <text:p text:style-name="P10">Attach a flat date picker to an input field.</text:p>
      <text:section text:style-name="Sect1" text:name="highlighter_950844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5"><text:span text:style-name="Source_20_Text"><text:span text:style-name="T16">1</text:span></text:span></text:p>
            </table:table-cell>
            <table:table-cell table:style-name="Table4.A1" office:value-type="string">
              <text:p text:style-name="P16"><text:span text:style-name="Source_20_Text"><text:span text:style-name="T18">&lt;</text:span></text:span><text:span text:style-name="Source_20_Text"><text:span text:style-name="T22">input</text:span></text:span><text:span text:style-name="T18"> </text:span><text:span text:style-name="Source_20_Text"><text:span text:style-name="T23">id</text:span></text:span><text:span text:style-name="Source_20_Text"><text:span text:style-name="T18">=</text:span></text:span><text:span text:style-name="Source_20_Text"><text:span text:style-name="T24">"flatpickr"</text:span></text:span><text:span text:style-name="Source_20_Text"><text:span text:style-name="T18">&gt;</text:span></text:span></text:p>
            </table:table-cell>
          </table:table-row>
        </table:table>
      </text:section>
      <text:section text:style-name="Sect1" text:name="highlighter_276099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5"><text:span text:style-name="Source_20_Text"><text:span text:style-name="T16">1</text:span></text:span></text:p>
            </table:table-cell>
            <table:table-cell table:style-name="Table5.A1" office:value-type="string">
              <text:p text:style-name="P16"><text:span text:style-name="Source_20_Text"><text:span text:style-name="T22">var</text:span></text:span><text:span text:style-name="T18"> </text:span><text:span text:style-name="Source_20_Text"><text:span text:style-name="T18">example = flatpickr(</text:span></text:span><text:span text:style-name="Source_20_Text"><text:span text:style-name="T24">'#flatpickr'</text:span></text:span><text:span text:style-name="Source_20_Text"><text:span text:style-name="T18">);</text:span></text:span></text:p>
            </table:table-cell>
          </table:table-row>
        </table:table>
      </text:section>
      <text:p text:style-name="P8"/>
      <text:p text:style-name="P5">Available options.</text:p>
      <text:section text:style-name="Sect1" text:name="highlighter_1018">
        <text:p text:style-name="P11"><draw:frame draw:style-name="fr1" draw:name="Frame1" text:anchor-type="paragraph" svg:width="0.1665in" draw:z-index="0"><draw:text-box fo:min-height="0.1665in"><text:p text:style-name="Text_20_body"><text:a xlink:type="simple" xlink:href="http://www.cssscript.com/flat-style-javascript-date-picker-flatpickr/#viewSource" text:style-name="Internet_20_link" text:visited-style-name="Visited_20_Internet_20_Link"><text:span text:style-name="T28">view source</text:span></text:a></text:p></draw:text-box></draw:frame><draw:frame draw:name="Object1" text:anchor-type="as-char" svg:width="0.1665in" svg:height="0.1665in" draw:z-index="1"><draw:plugin xlink:href="http://www.cssscript.com/wp-content/plugins/syntax-highlighter-with-add-button-in-editor/scripts/clipboard.swf" xlink:type="simple" xlink:show="embed" xlink:actuate="onLoad" draw:mime-type="application/x-shockwave-flash"><draw:param draw:name="menu" draw:value="false"/><draw:param draw:name="flashvars" draw:value="highlighterId=highlighter_1018"/><draw:param draw:name="wmode" draw:value="transparent"/><draw:param draw:name="allowscriptaccess" draw:value="always"/><draw:param draw:name="title" draw:value="copy to clipboard"/></draw:plugin></draw:frame>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5"><text:span text:style-name="Source_20_Text"><text:span text:style-name="T16">01</text:span></text:span></text:p>
            </table:table-cell>
            <table:table-cell table:style-name="Table6.A1" office:value-type="string">
              <text:p text:style-name="P16"><text:span text:style-name="Source_20_Text"><text:span text:style-name="T25">// flatpickr('selector', options);</text:span></text:span></text:p>
            </table:table-cell>
          </table:table-row>
        </table:table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15"><text:span text:style-name="Source_20_Text"><text:span text:style-name="T16">02</text:span></text:span></text:p>
            </table:table-cell>
            <table:table-cell table:style-name="Table7.A1" office:value-type="string">
              <text:p text:style-name="P16"><text:span text:style-name="Source_20_Text"><text:span text:style-name="T18">flatpickr(</text:span></text:span><text:span text:style-name="Source_20_Text"><text:span text:style-name="T24">'#flatpickr'</text:span></text:span><text:span text:style-name="Source_20_Text"><text:span text:style-name="T18">,{</text:span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5"><text:span text:style-name="Source_20_Text"><text:span text:style-name="T16">03</text:span></text:span></text:p>
            </table:table-cell>
            <table:table-cell table:style-name="Table8.A1" office:value-type="string">
              <text:p text:style-name="P17"> 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15"><text:span text:style-name="Source_20_Text"><text:span text:style-name="T16">04</text:span></text:span></text:p>
            </table:table-cell>
            <table:table-cell table:style-name="Table9.A1" office:value-type="string">
              <text:p text:style-name="P16"><text:span text:style-name="Source_20_Text"><text:span text:style-name="T17">  </text:span></text:span><text:span text:style-name="Source_20_Text"><text:span text:style-name="T25">// A string of characters which are used to define how the date will be displayed in the input box.</text:span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5"><text:span text:style-name="Source_20_Text"><text:span text:style-name="T16">05</text:span></text:span></text:p>
            </table:table-cell>
            <table:table-cell table:style-name="Table10.A1" office:value-type="string">
              <text:p text:style-name="P16"><text:span text:style-name="Source_20_Text"><text:span text:style-name="T17">  </text:span></text:span><text:span text:style-name="Source_20_Text"><text:span text:style-name="T18">dateFormat: </text:span></text:span><text:span text:style-name="Source_20_Text"><text:span text:style-name="T24">'F j, Y'</text:span></text:span><text:span text:style-name="Source_20_Text"><text:span text:style-name="T18">,</text:span></text:span></text:p>
            </table:table-cell>
          </table:table-row>
        </table:table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5"><text:span text:style-name="Source_20_Text"><text:span text:style-name="T16">06</text:span></text:span></text:p>
            </table:table-cell>
            <table:table-cell table:style-name="Table11.A1" office:value-type="string">
              <text:p text:style-name="P17"> </text:p>
            </table:table-cell>
          </table:table-row>
        </table:table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15"><text:span text:style-name="Source_20_Text"><text:span text:style-name="T16">07</text:span></text:span></text:p>
            </table:table-cell>
            <table:table-cell table:style-name="Table12.A1" office:value-type="string">
              <text:p text:style-name="P16"><text:span text:style-name="Source_20_Text"><text:span text:style-name="T17">  </text:span></text:span><text:span text:style-name="Source_20_Text"><text:span text:style-name="T25">// A reference to another input element.</text:span></text:span></text:p>
            </table:table-cell>
          </table:table-row>
        </table:table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15"><text:span text:style-name="Source_20_Text"><text:span text:style-name="T16">08</text:span></text:span></text:p>
            </table:table-cell>
            <table:table-cell table:style-name="Table13.A1" office:value-type="string">
              <text:p text:style-name="P16"><text:span text:style-name="Source_20_Text"><text:span text:style-name="T17">  </text:span></text:span><text:span text:style-name="Source_20_Text"><text:span text:style-name="T25">// This can be useful if you want to show the user a readable date, but return something totally different to the server.</text:span></text:span></text:p>
            </table:table-cell>
          </table:table-row>
        </table:table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5"><text:span text:style-name="Source_20_Text"><text:span text:style-name="T16">09</text:span></text:span></text:p>
            </table:table-cell>
            <table:table-cell table:style-name="Table14.A1" office:value-type="string">
              <text:p text:style-name="P16"><text:span text:style-name="Source_20_Text"><text:span text:style-name="T17">  </text:span></text:span><text:span text:style-name="Source_20_Text"><text:span text:style-name="T18">altFormat: </text:span></text:span><text:span text:style-name="Source_20_Text"><text:span text:style-name="T22">null</text:span></text:span><text:span text:style-name="Source_20_Text"><text:span text:style-name="T18">,</text:span></text:span></text:p>
            </table:table-cell>
          </table:table-row>
        </table:table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5"><text:span text:style-name="Source_20_Text"><text:span text:style-name="T16">10</text:span></text:span></text:p>
            </table:table-cell>
            <table:table-cell table:style-name="Table15.A1" office:value-type="string">
              <text:p text:style-name="P17"> </text:p>
            </table:table-cell>
          </table:table-row>
        </table:table>
        <table:table table:name="Table16" table:style-name="Table16">
          <table:table-column table:style-name="Table16.A"/>
          <table:table-column table:style-name="Table16.B"/>
          <text:soft-page-break/>
          <table:table-row>
            <table:table-cell table:style-name="Table16.A1" office:value-type="string">
              <text:p text:style-name="P15"><text:span text:style-name="Source_20_Text"><text:span text:style-name="T16">11</text:span></text:span></text:p>
            </table:table-cell>
            <table:table-cell table:style-name="Table16.A1" office:value-type="string">
              <text:p text:style-name="P16"><text:span text:style-name="Source_20_Text"><text:span text:style-name="T17">  </text:span></text:span><text:span text:style-name="Source_20_Text"><text:span text:style-name="T25">// Exactly the same as date format, but for the altInput field</text:span></text:span></text:p>
            </table:table-cell>
          </table:table-row>
        </table:table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Source_20_Text"><text:span text:style-name="T16">12</text:span></text:span></text:p>
            </table:table-cell>
            <table:table-cell table:style-name="Table17.A1" office:value-type="string">
              <text:p text:style-name="P16"><text:span text:style-name="Source_20_Text"><text:span text:style-name="T17">  </text:span></text:span><text:span text:style-name="Source_20_Text"><text:span text:style-name="T18">altInput: </text:span></text:span><text:span text:style-name="Source_20_Text"><text:span text:style-name="T22">null</text:span></text:span><text:span text:style-name="Source_20_Text"><text:span text:style-name="T18">,</text:span></text:span></text:p>
            </table:table-cell>
          </table:table-row>
        </table:table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5"><text:span text:style-name="Source_20_Text"><text:span text:style-name="T16">13</text:span></text:span></text:p>
            </table:table-cell>
            <table:table-cell table:style-name="Table18.A1" office:value-type="string">
              <text:p text:style-name="P17"> </text:p>
            </table:table-cell>
          </table:table-row>
        </table:table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5"><text:span text:style-name="Source_20_Text"><text:span text:style-name="T16">14</text:span></text:span></text:p>
            </table:table-cell>
            <table:table-cell table:style-name="Table19.A1" office:value-type="string">
              <text:p text:style-name="P16"><text:span text:style-name="Source_20_Text"><text:span text:style-name="T17">  </text:span></text:span><text:span text:style-name="Source_20_Text"><text:span text:style-name="T25">// The minimum date that a user can start picking from, as a JavaScript Date.</text:span></text:span></text:p>
            </table:table-cell>
          </table:table-row>
        </table:table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15"><text:span text:style-name="Source_20_Text"><text:span text:style-name="T16">15</text:span></text:span></text:p>
            </table:table-cell>
            <table:table-cell table:style-name="Table20.A1" office:value-type="string">
              <text:p text:style-name="P16"><text:span text:style-name="Source_20_Text"><text:span text:style-name="T17">  </text:span></text:span><text:span text:style-name="Source_20_Text"><text:span text:style-name="T18">minDate: </text:span></text:span><text:span text:style-name="Source_20_Text"><text:span text:style-name="T22">null</text:span></text:span><text:span text:style-name="Source_20_Text"><text:span text:style-name="T18">,</text:span></text:span></text:p>
            </table:table-cell>
          </table:table-row>
        </table:table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5"><text:span text:style-name="Source_20_Text"><text:span text:style-name="T16">16</text:span></text:span></text:p>
            </table:table-cell>
            <table:table-cell table:style-name="Table21.A1" office:value-type="string">
              <text:p text:style-name="P17"> </text:p>
            </table:table-cell>
          </table:table-row>
        </table:table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P15"><text:span text:style-name="Source_20_Text"><text:span text:style-name="T16">17</text:span></text:span></text:p>
            </table:table-cell>
            <table:table-cell table:style-name="Table22.A1" office:value-type="string">
              <text:p text:style-name="P16"><text:span text:style-name="Source_20_Text"><text:span text:style-name="T17">  </text:span></text:span><text:span text:style-name="Source_20_Text"><text:span text:style-name="T25">// The maximum date that a user can pick to, as a JavaScript Date.</text:span></text:span></text:p>
            </table:table-cell>
          </table:table-row>
        </table:table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5"><text:span text:style-name="Source_20_Text"><text:span text:style-name="T16">18</text:span></text:span></text:p>
            </table:table-cell>
            <table:table-cell table:style-name="Table23.A1" office:value-type="string">
              <text:p text:style-name="P16"><text:span text:style-name="Source_20_Text"><text:span text:style-name="T17">  </text:span></text:span><text:span text:style-name="Source_20_Text"><text:span text:style-name="T18">maxDate: </text:span></text:span><text:span text:style-name="Source_20_Text"><text:span text:style-name="T22">null</text:span></text:span><text:span text:style-name="Source_20_Text"><text:span text:style-name="T18">,</text:span></text:span></text:p>
            </table:table-cell>
          </table:table-row>
        </table:table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15"><text:span text:style-name="Source_20_Text"><text:span text:style-name="T16">19</text:span></text:span></text:p>
            </table:table-cell>
            <table:table-cell table:style-name="Table24.A1" office:value-type="string">
              <text:p text:style-name="P17"> </text:p>
            </table:table-cell>
          </table:table-row>
        </table:table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15"><text:span text:style-name="Source_20_Text"><text:span text:style-name="T16">20</text:span></text:span></text:p>
            </table:table-cell>
            <table:table-cell table:style-name="Table25.A1" office:value-type="string">
              <text:p text:style-name="P16"><text:span text:style-name="Source_20_Text"><text:span text:style-name="T17">  </text:span></text:span><text:span text:style-name="Source_20_Text"><text:span text:style-name="T25">// Dates to disable, using intervals</text:span></text:span>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5"><text:span text:style-name="Source_20_Text"><text:span text:style-name="T16">21</text:span></text:span></text:p>
            </table:table-cell>
            <table:table-cell table:style-name="Table26.A1" office:value-type="string">
              <text:p text:style-name="P16"><text:span text:style-name="Source_20_Text"><text:span text:style-name="T17">  </text:span></text:span><text:span text:style-name="Source_20_Text"><text:span text:style-name="T25">//  disable: [ { 'from': '2015-09-02', 'to': '2015-10-02' } ]</text:span></text:span></text:p>
            </table:table-cell>
          </table:table-row>
        </table:table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15"><text:span text:style-name="Source_20_Text"><text:span text:style-name="T16">22</text:span></text:span></text:p>
            </table:table-cell>
            <table:table-cell table:style-name="Table27.A1" office:value-type="string">
              <text:p text:style-name="P16"><text:span text:style-name="Source_20_Text"><text:span text:style-name="T17">  </text:span></text:span><text:span text:style-name="Source_20_Text"><text:span text:style-name="T18">disable: </text:span></text:span><text:span text:style-name="Source_20_Text"><text:span text:style-name="T22">null</text:span></text:span><text:span text:style-name="Source_20_Text"><text:span text:style-name="T18">,</text:span></text:span></text:p>
            </table:table-cell>
          </table:table-row>
        </table:table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15"><text:span text:style-name="Source_20_Text"><text:span text:style-name="T16">23</text:span></text:span></text:p>
            </table:table-cell>
            <table:table-cell table:style-name="Table28.A1" office:value-type="string">
              <text:p text:style-name="P17"> </text:p>
            </table:table-cell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p text:style-name="P15"><text:span text:style-name="Source_20_Text"><text:span text:style-name="T16">24</text:span></text:span></text:p>
            </table:table-cell>
            <table:table-cell table:style-name="Table29.A1" office:value-type="string">
              <text:p text:style-name="P16"><text:span text:style-name="Source_20_Text"><text:span text:style-name="T17">  </text:span></text:span><text:span text:style-name="Source_20_Text"><text:span text:style-name="T25">// Show the month using the shorthand version.</text:span></text:span></text:p>
            </table:table-cell>
          </table:table-row>
        </table:table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P15"><text:span text:style-name="Source_20_Text"><text:span text:style-name="T16">25</text:span></text:span></text:p>
            </table:table-cell>
            <table:table-cell table:style-name="Table30.A1" office:value-type="string">
              <text:p text:style-name="P16"><text:span text:style-name="Source_20_Text"><text:span text:style-name="T17">  </text:span></text:span><text:span text:style-name="Source_20_Text"><text:span text:style-name="T18">shorthandCurrentMonth: </text:span></text:span><text:span text:style-name="Source_20_Text"><text:span text:style-name="T22">false</text:span></text:span><text:span text:style-name="Source_20_Text"><text:span text:style-name="T18">,</text:span></text:span></text:p>
            </table:table-cell>
          </table:table-row>
        </table:table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5"><text:span text:style-name="Source_20_Text"><text:span text:style-name="T16">26</text:span></text:span></text:p>
            </table:table-cell>
            <table:table-cell table:style-name="Table31.A1" office:value-type="string">
              <text:p text:style-name="P17"> </text:p>
            </table:table-cell>
          </table:table-row>
        </table:table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15"><text:span text:style-name="Source_20_Text"><text:span text:style-name="T16">27</text:span></text:span></text:p>
            </table:table-cell>
            <table:table-cell table:style-name="Table32.A1" office:value-type="string">
              <text:p text:style-name="P16"><text:span text:style-name="Source_20_Text"><text:span text:style-name="T17">  </text:span></text:span><text:span text:style-name="Source_20_Text"><text:span text:style-name="T18">prevArrow: </text:span></text:span><text:span text:style-name="Source_20_Text"><text:span text:style-name="T24">'&amp;lt;'</text:span></text:span><text:span text:style-name="Source_20_Text"><text:span text:style-name="T18">,</text:span></text:span></text:p>
            </table:table-cell>
          </table:table-row>
        </table:table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15"><text:span text:style-name="Source_20_Text"><text:span text:style-name="T16">28</text:span></text:span></text:p>
            </table:table-cell>
            <table:table-cell table:style-name="Table33.A1" office:value-type="string">
              <text:p text:style-name="P16"><text:span text:style-name="Source_20_Text"><text:span text:style-name="T17">  </text:span></text:span><text:span text:style-name="Source_20_Text"><text:span text:style-name="T18">nextArrow: </text:span></text:span><text:span text:style-name="Source_20_Text"><text:span text:style-name="T24">'&amp;gt;'</text:span></text:span></text:p>
            </table:table-cell>
          </table:table-row>
        </table:table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5"><text:span text:style-name="Source_20_Text"><text:span text:style-name="T16">29</text:span></text:span></text:p>
            </table:table-cell>
            <table:table-cell table:style-name="Table34.A1" office:value-type="string">
              <text:p text:style-name="P16"><text:span text:style-name="Source_20_Text"><text:span text:style-name="T17">  </text:span></text:span><text:span text:style-name="T17"> </text:span></text:p>
            </table:table-cell>
          </table:table-row>
        </table:table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15"><text:span text:style-name="Source_20_Text"><text:span text:style-name="T16">30</text:span></text:span></text:p>
            </table:table-cell>
            <table:table-cell table:style-name="Table35.A1" office:value-type="string">
              <text:p text:style-name="P16"><text:span text:style-name="Source_20_Text"><text:span text:style-name="T18">});</text:span></text:span></text:p>
            </table:table-cell>
          </table:table-row>
        </table:table>
      </text:section>
      <text:p text:style-name="P1"/>
      <text:p text:style-name="P1">Lesson was based on the following site:</text:p>
      <text:p text:style-name="P1"><text:a xlink:type="simple" xlink:href="http://www.jqueryrain.com/?lo_EWr2U" text:style-name="Internet_20_link" text:visited-style-name="Visited_20_Internet_20_Link">http://www.jqueryrain.com/?lo_EWr2U</text:a></text:p>
      <text:p text:style-name="P1"><draw:frame draw:style-name="fr3" draw:name="graphics3" text:anchor-type="as-char" svg:width="1.5311in" svg:height="0.3646in" draw:z-index="3"><draw:image xlink:href="http://www.jqueryrain.com/wp-content/uploads/2016/11/jqueryrain-logobar.png" xlink:type="simple" xlink:show="embed" xlink:actuate="onLoad"/></draw:frame> </text:p>
      <text:p text:style-name="P1"/>
      <text:p text:style-name="P1"><draw:frame draw:style-name="fr2" draw:name="Frame3" text:anchor-type="paragraph" svg:width="6.8189in" draw:z-index="2"><draw:text-box fo:min-height="0.3839in"><text:p text:style-name="P3"><text:span text:style-name="T20">flatpickr - lightweight datetimepicker &amp; calendar</text:span><text:span text:style-name="T19"><text:line-break/></text:span><text:span text:style-name="T21">9766 views </text:span><text:span text:style-name="T27">Original Link: </text:span><text:a xlink:type="simple" xlink:href="https://chmln.github.io/flatpickr/" office:target-frame-name="_top" xlink:show="replace" text:style-name="Internet_20_link" text:visited-style-name="Visited_20_Internet_20_Link"><text:span text:style-name="T26">https://chmln.github.io/flatpickr/</text:span></text:a></text:p></draw:text-box></draw:frame></text:p>
      <text:p text:style-name="P1"/>
      <text:h text:style-name="P20" text:outline-level="1">flatpickr</text:h>
      <text:h text:style-name="P13" text:outline-level="5">A lightweight &amp; powerful datetimepicker</text:h>
      <text:p text:style-name="P1"/>
      <text:p text:style-name="P1"/>
      <text:p text:style-name="P1">Use plugin? Calendar</text:p>
      <text:p text:style-name="P1">Execute plugin?</text:p>
      <text:p text:style-name="P1">Floating?</text:p>
      <text:p text:style-name="P1"/>
      <text:p text:style-name="P1">Either download js and flatpickr or use the respective CDN.</text:p>
      <text:p text:style-name="P1"/>
      <text:p text:style-name="P1"/>
      <text:p text:style-name="P1"/>
      <text:p text:style-name="P1"><text:soft-page-break/>Slider maker</text:p>
      <text:p text:style-name="P1"/>
      <text:p text:style-name="P1">Examples are from jquery rain site</text:p>
      <text:p text:style-name="P1"><text:a xlink:type="simple" xlink:href="http://www.jqueryrain.com/" text:style-name="Internet_20_link" text:visited-style-name="Visited_20_Internet_20_Link">http://www.jqueryrain.com/</text:a></text:p>
      <text:p text:style-name="P1"/>
      <text:p text:style-name="P1">slidebox</text:p>
      <text:p text:style-name="P1"><text:a xlink:type="simple" xlink:href="http://tympanus.net/Development/Slicebox/" text:style-name="Internet_20_link" text:visited-style-name="Visited_20_Internet_20_Link">http://tympanus.net/Development/Slicebox/</text:a></text:p>
      <text:p text:style-name="P1"/>
      <text:p text:style-name="P1">https://github.com/stevedavid/jquery-slidebox</text:p>
      <text:p text:style-name="P1"/>
      <text:p text:style-name="P1">we can copy the codes of the xxx/min/js</text:p>
      <text:p text:style-name="P1">and uniminify the file</text:p>
      <text:p text:style-name="P1"/>
      <text:p text:style-name="P1">jquery rain/slider/css</text:p>
      <text:p text:style-name="P1">popup</text:p>
      <text:p text:style-name="P1"/>
      <text:p text:style-name="P1">responsive </text:p>
      <text:p text:style-name="P1">portfolio</text:p>
      <text:p text:style-name="P1"/>
      <text:p text:style-name="P1"><text:a xlink:type="simple" xlink:href="http://www.jqueryrain.com/2014/05/taby-css3-nested-tabs-plugin/" text:style-name="Internet_20_link" text:visited-style-name="Visited_20_Internet_20_Link">http://www.jqueryrain.com/2014/05/taby-css3-nested-tabs-plugin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Bitstream Vera Sans Mono', 'Courier New', Courier, monospace"/>
    <style:font-face style:name="Consolas" svg:font-family="Consolas, Monaco, 'Lucida Console', monospace"/>
    <style:font-face style:name="Helvetica Neue" svg:font-family="'Helvetica Neue', HelveticaNeue, Helvetica, Arial, sans-serif"/>
    <style:font-face style:name="Mangal1" svg:font-family="Mangal"/>
    <style:font-face style:name="Myriad Pro" svg:font-family="'Myriad Pro', Arial, sans-serif"/>
    <style:font-face style:name="Times New Roman1" svg:font-family="'Times New Roman'"/>
    <style:font-face style:name="Ubuntu" svg:font-family="Ubuntu, Helvetica, Arial, sans-serif"/>
    <style:font-face style:name="monospace" svg:font-family="monospace"/>
    <style:font-face style:name="source-code-pro" svg:font-family="source-code-pro, Consolas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7T14:59:27.44</meta:creation-date>
    <dc:date>2016-12-07T18:00:27.66</dc:date>
    <meta:editing-duration>PT3H55S</meta:editing-duration>
    <meta:editing-cycles>27</meta:editing-cycles>
    <meta:generator>OpenOffice/4.1.2$Win32 OpenOffice.org_project/412m3$Build-9782</meta:generator>
    <meta:document-statistic meta:table-count="35" meta:image-count="1" meta:object-count="1" meta:page-count="5" meta:paragraph-count="259" meta:word-count="797" meta:character-count="5743"/>
  </office:meta>
</office:document-meta>
</file>